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="solid" draw:fill-color="#999999" draw:opacity="6%" draw:textarea-horizontal-align="justify" draw:textarea-vertical-align="middle" draw:auto-grow-height="false" fo:min-height="8.25cm" fo:min-width="8.599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-color="#999999"/>
      <style:paragraph-properties fo:text-align="center"/>
      <style:text-properties fo:color="#999999"/>
    </style:style>
    <style:style style:name="P2" style:family="paragraph">
      <loext:graphic-properties draw:fill-color="#eeeeee"/>
      <style:paragraph-properties fo:text-align="center"/>
      <style:text-properties fo:color="#8d281e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solid" draw:fill-color="#999999" draw:opacity="6%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9.099cm" svg:height="8.5cm" svg:x="63.599cm" svg:y="28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58.6cm" svg:y1="35.7cm" svg:x2="39.8cm" svg:y2="35.8cm">
          <text:p/>
        </draw:line>
        <draw:line draw:style-name="gr5" draw:text-style-name="P5" draw:layer="layout" svg:x1="58.6cm" svg:y1="38.7cm" svg:x2="39.8cm" svg:y2="38.8cm">
          <text:p/>
        </draw:line>
        <draw:line draw:style-name="gr5" draw:text-style-name="P5" draw:layer="layout" svg:x1="53.2cm" svg:y1="41.7cm" svg:x2="39.8cm" svg:y2="41.8cm">
          <text:p/>
        </draw:line>
        <draw:line draw:style-name="gr5" draw:text-style-name="P5" draw:layer="layout" svg:x1="58.6cm" svg:y1="44.7cm" svg:x2="39.8cm" svg:y2="44.8cm">
          <text:p/>
        </draw:line>
        <draw:line draw:style-name="gr5" draw:text-style-name="P5" draw:layer="layout" svg:x1="55.8cm" svg:y1="51.7cm" svg:x2="39.8cm" svg:y2="51.8cm">
          <text:p/>
        </draw:line>
        <draw:line draw:style-name="gr5" draw:text-style-name="P5" draw:layer="layout" svg:x1="53cm" svg:y1="48.6cm" svg:x2="39.8cm" svg:y2="48.8cm">
          <text:p/>
        </draw:line>
        <draw:line draw:style-name="gr5" draw:text-style-name="P5" draw:layer="layout" svg:x1="58.8cm" svg:y1="46.6cm" svg:x2="39.8cm" svg:y2="46.8cm">
          <text:p/>
        </draw:line>
        <draw:line draw:style-name="gr5" draw:text-style-name="P5" draw:layer="layout" svg:x1="49cm" svg:y1="53.7cm" svg:x2="39.8cm" svg:y2="5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44:37.410049802</dc:date>
    <meta:editing-duration>PT21M18S</meta:editing-duration>
    <meta:editing-cycles>5</meta:editing-cycles>
    <meta:generator>LibreOffice/6.1.5.2$Linux_X86_64 LibreOffice_project/10$Build-2</meta:generator>
    <meta:document-statistic meta:object-count="12"/>
  </office:meta>
</office:document-meta>
</file>